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ConfigAnnotationProcessorFactory.getProcessorFor( Set &lt; AnnotationTypeDeclaration &gt; atds , AnnotationProcessor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sConfig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fig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